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>
      <style:graphic-properties fo:min-height="5.55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4.7000007629395pt" style:font-size-asian="24.7000007629395pt" style:font-size-complex="24.7000007629395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cc33"/>
    </style:style>
    <style:style style:name="T4" style:family="text">
      <style:text-properties fo:color="#ff9900"/>
    </style:style>
    <style:style style:name="T5" style:family="text">
      <style:text-properties fo:color="#ff0000"/>
    </style:style>
    <style:style style:name="T6" style:family="text">
      <style:text-properties fo:color="#666633"/>
    </style:style>
    <style:style style:name="T7" style:family="text">
      <style:text-properties fo:color="#000000" fo:font-size="24.7000007629395pt" fo:font-weight="bold" style:font-size-asian="24.7000007629395pt" style:font-weight-asian="bold" style:font-size-complex="24.7000007629395pt" style:font-weight-complex="bold"/>
    </style:style>
    <style:style style:name="T8" style:family="text">
      <style:text-properties fo:color="#0000ff" fo:font-size="24.7000007629395pt" style:font-size-asian="24.7000007629395pt" style:font-size-complex="24.7000007629395pt"/>
    </style:style>
    <style:style style:name="T9" style:family="text">
      <style:text-properties fo:color="#ff9900" fo:font-size="24.7000007629395pt" style:font-size-asian="24.7000007629395pt" style:font-size-complex="24.7000007629395pt"/>
    </style:style>
    <style:style style:name="T10" style:family="text">
      <style:text-properties fo:color="#6600ff" fo:font-size="24.7000007629395pt" style:font-size-asian="24.7000007629395pt" style:font-size-complex="24.7000007629395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cc00" fo:font-size="22pt" style:font-size-asian="22pt" style:font-size-complex="22pt"/>
    </style:style>
    <style:style style:name="T13" style:family="text">
      <style:text-properties fo:color="#ff3333" fo:font-size="22pt" style:font-size-asian="22pt" style:font-size-complex="22pt"/>
    </style:style>
    <style:style style:name="T14" style:family="text">
      <style:text-properties fo:color="#ffcc00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rst Year Anniversary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Thank You all!</text:span></text:p>
          </draw:text-box>
        </draw:frame>
        <draw:frame draw:style-name="gr1" draw:text-style-name="P2" draw:layer="layout" svg:width="9.8cm" svg:height="0.962cm" svg:x="16.6cm" svg:y="15.8cm">
          <draw:text-box>
            <text:p>Arun Prasaad Gunasekaran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annel Statistics</text:p>
              </text:list-item>
              <text:list-item>
                <text:p>Public Reach</text:p>
              </text:list-item>
              <text:list-item>
                <text:p>Personal Stories</text:p>
              </text:list-item>
              <text:list-item>
                <text:p>Playlists</text:p>
              </text:list-item>
              <text:list-item>
                <text:p>Changes</text:p>
                <text:list>
                  <text:list-item>
                    <text:p>Feedbacks</text:p>
                  </text:list-item>
                </text:list>
              </text:list-item>
              <text:list-item>
                <text:p>Acknowledge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annel Statis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00,000 + Views per year</text:p>
              </text:list-item>
              <text:list-item>
                <text:p>700 + Subscribers</text:p>
              </text:list-item>
              <text:list-item>
                <text:p>USD 100 pay-check! :)</text:p>
              </text:list-item>
              <text:list-item>
                <text:p>~500 views per day (28 day moving stat)</text:p>
              </text:list-item>
              <text:list-item>
                <text:p>~80 subscribers per month (moving stat)</text:p>
              </text:list-item>
              <text:list-item>
                <text:p>211 tutorial videos ( plus 8 videos about the series)</text:p>
              </text:list-item>
              <text:list-item>
                <text:p>9 tutorial playlists (plus 1 playlist about the series 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ublic Reach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header>
                <text:p>Most viewers from (top 15 countries)</text:p>
                <text:list>
                  <text:list-item>
                    <text:p>India, USA, Germany, UK, Brazil, Turkey, Canada, Japan, Mexico, France, South Korea, Italy, Netherlands, Australia, Indonesia .</text:p>
                  </text:list-item>
                  <text:list-item>
                    <text:p>But, I noticed that the viewers are from atleast 100 countries!</text:p>
                  </text:list-item>
                </text:list>
                <text:p>Age wise:</text:p>
                <text:list>
                  <text:list-item>
                    <text:p>People of age group 18-34 are the major viewers.</text:p>
                  </text:list-item>
                  <text:list-item>
                    <text:p>~90% Male and ~10% Female</text:p>
                  </text:list-item>
                </text:list>
                <text:p>Most Popular Channel: Fortran Programming Tutorials(Revised)</text:p>
                <text:list>
                  <text:list-header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sonal Stori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ngalore, India,</text:p>
              </text:list-item>
              <text:list-item>
                <text:p>Pau, France,</text:p>
              </text:list-item>
              <text:list-item>
                <text:p>Tokyo, Japan,</text:p>
              </text:list-item>
              <text:list-item>
                <text:p>Canada,</text:p>
              </text:list-item>
              <text:list-item>
                <text:p>Rio de Janeiro, Brazil,</text:p>
              </text:list-item>
              <text:list-item>
                <text:p>Singapore,</text:p>
              </text:list-item>
              <text:list-item>
                <text:p>Turkey,</text:p>
              </text:list-item>
              <text:list-item>
                <text:p>Bari, Italy,</text:p>
              </text:list-item>
              <text:list-item>
                <text:p>Hongkong,</text:p>
              </text:list-item>
              <text:list-item>
                <text:p>.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Playlists – 2015-2016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2">Playlists Proposed</text:span></text:p>
              </text:list-header>
              <text:list-item>
                <text:p><text:span text:style-name="T3">Fortran - Basics</text:span></text:p>
              </text:list-item>
              <text:list-item>
                <text:p><text:span text:style-name="T3">Fortran – Advanced</text:span></text:p>
              </text:list-item>
              <text:list-item>
                <text:p><text:span text:style-name="T3">Python</text:span></text:p>
              </text:list-item>
              <text:list-item>
                <text:p><text:span text:style-name="T3">LaTeX</text:span></text:p>
              </text:list-item>
              <text:list-item>
                <text:p><text:span text:style-name="T4">Fortran – OpenMP</text:span></text:p>
              </text:list-item>
              <text:list-item>
                <text:p><text:span text:style-name="T5">Fortran – MPI</text:span></text:p>
              </text:list-item>
              <text:list-item>
                <text:p><text:span text:style-name="T6">R Programming - Abandoned</text:span></text:p>
              </text:list-item>
            </text:list>
          </draw:text-box>
        </draw:frame>
        <draw:frame presentation:style-name="pr5" draw:text-style-name="P4" draw:layer="layout" svg:width="12.297cm" svg:height="12.179cm" svg:x="14.313cm" svg:y="4.914cm" presentation:class="outline">
          <draw:text-box>
            <text:list text:style-name="L2">
              <text:list-header>
                <text:p text:style-name="P4"><text:span text:style-name="T7">New – Additions</text:span></text:p>
              </text:list-header>
              <text:list-item>
                <text:p text:style-name="P4"><text:span text:style-name="T8">Series Introductions</text:span></text:p>
              </text:list-item>
              <text:list-item>
                <text:p text:style-name="P4"><text:span text:style-name="T8">Fortran Hacks</text:span></text:p>
              </text:list-item>
              <text:list-item>
                <text:p text:style-name="P4"><text:span text:style-name="T8">Python Hacks</text:span></text:p>
              </text:list-item>
              <text:list-item>
                <text:p text:style-name="P4"><text:span text:style-name="T8">Installing Software(s)</text:span></text:p>
              </text:list-item>
              <text:list-item>
                <text:p text:style-name="P4"><text:span text:style-name="T9">Computer Terminologies in HP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2">
        <draw:frame presentation:style-name="pr1" draw:layer="layout" svg:width="25.199cm" svg:height="3.506cm" svg:x="1.4cm" svg:y="0.837cm" presentation:class="title">
          <draw:text-box>
            <text:p>Playlists – 2016-2017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2">Playlists Proposed</text:span></text:p>
              </text:list-header>
              <text:list-item>
                <text:p><text:span text:style-name="T3">Fortran – OpenMP</text:span></text:p>
              </text:list-item>
              <text:list-item>
                <text:p><text:span text:style-name="T3">Computer Terminologies</text:span></text:p>
              </text:list-item>
              <text:list-item>
                <text:p><text:span text:style-name="T3">Fortran - MPI</text:span></text:p>
              </text:list-item>
              <text:list-item>
                <text:p><text:span text:style-name="T3">C Programming</text:span></text:p>
              </text:list-item>
              <text:list-item>
                <text:p><text:span text:style-name="T3">Linux tutorials</text:span></text:p>
              </text:list-item>
              <text:list-item>
                <text:p text:style-name="P4"><text:span text:style-name="T9">C++ Programming</text:span></text:p>
              </text:list-item>
            </text:list>
          </draw:text-box>
        </draw:frame>
        <draw:frame presentation:style-name="pr5" draw:text-style-name="P4" draw:layer="layout" svg:width="12.297cm" svg:height="5.809cm" svg:x="14.313cm" svg:y="4.914cm" presentation:class="outline">
          <draw:text-box>
            <text:list text:style-name="L2">
              <text:list-header>
                <text:p text:style-name="P4"><text:span text:style-name="T7">Under Consideration</text:span></text:p>
              </text:list-header>
              <text:list-item>
                <text:p text:style-name="P4"><text:span text:style-name="T8">C++ Programming</text:span></text:p>
              </text:list-item>
              <text:list-item>
                <text:p text:style-name="P4"><text:span text:style-name="T10">Numerical Methods</text:span></text:p>
              </text:list-item>
              <text:list-item>
                <text:p text:style-name="P4"><text:span text:style-name="T10">Data Analysis</text:span></text:p>
              </text:list-item>
              <text:list-item>
                <text:p text:style-name="P4"><text:span text:style-name="T10">Approaching N-S Equations</text:span></text:p>
              </text:list-item>
            </text:list>
          </draw:text-box>
        </draw:frame>
        <draw:frame presentation:style-name="pr8" draw:text-style-name="P5" draw:layer="layout" svg:width="12.297cm" svg:height="5.809cm" svg:x="14.313cm" svg:y="11.276cm" presentation:class="outline">
          <draw:text-box>
            <text:list text:style-name="L2">
              <text:list-header>
                <text:p text:style-name="P5"><text:span text:style-name="T11">Viewer Suggestions</text:span></text:p>
              </text:list-header>
              <text:list-item>
                <text:p text:style-name="P5"><text:span text:style-name="T12">Linux Tutorial - Accepted</text:span></text:p>
              </text:list-item>
              <text:list-item>
                <text:p text:style-name="P5"><text:span text:style-name="T13">R Programming - Retracted</text:span></text:p>
              </text:list-item>
              <text:list-item>
                <text:p text:style-name="P5"><text:span text:style-name="T14">CUDA Fortran – Not sure ye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anges based on Feedbac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horter tutorial videos (less than 10 min)</text:p>
              </text:list-item>
              <text:list-item>
                <text:p>Less hiatus period within playlists</text:p>
              </text:list-item>
              <text:list-item>
                <text:p>Crisp explanations</text:p>
              </text:list-item>
              <text:list-item>
                <text:p>Will try to be hilarious (I will do my best to be sincere!)</text:p>
              </text:list-item>
              <text:list-item>
                <text:p>Structured outlines (instead of on the fly outlines) with scopes for additions</text:p>
              </text:list-item>
              <text:list-item>
                <text:p>For the foreseeable future, will be staying in Linux platform for all video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ggestions, Feedbacks and Recommendation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rop a comment or leave a message</text:p>
                <text:list>
                  <text:list-item>
                    <text:p>Will definitely read through</text:p>
                  </text:list-item>
                </text:list>
              </text:list-item>
              <text:list-item>
                <text:p>Open to constructive criticis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 all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riends,</text:p>
              </text:list-item>
              <text:list-item>
                <text:p>Family,</text:p>
              </text:list-item>
              <text:list-item>
                <text:p>Mentor,</text:p>
              </text:list-item>
              <text:list-item>
                <text:p>Viewers and Subscribers!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20:16:56.836501541</meta:creation-date>
    <meta:editing-duration>PT3H15M44S</meta:editing-duration>
    <meta:editing-cycles>21</meta:editing-cycles>
    <dc:date>2016-05-02T02:46:18.460405662</dc:date>
    <meta:generator>LibreOffice/5.0.5.2$Linux_X86_64 LibreOffice_project/00m0$Build-2</meta:generator>
    <meta:document-statistic meta:object-count="65"/>
  </office:meta>
</office:document-meta>
</file>